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3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dR/dt, ом/c e-6</text:p>
          </table:table-cell>
          <table:table-cell office:value-type="string" calcext:value-type="string">
            <text:p>error, <text:s/>ом/c e-6</text:p>
          </table:table-cell>
          <table:table-cell office:value-type="string" calcext:value-type="string">
            <text:p>масса, г</text:p>
          </table:table-cell>
          <table:table-cell table:style-name="Default" office:value-type="string" calcext:value-type="string">
            <text:p>уд. тепл., Дж/K/кг</text:p>
          </table:table-cell>
          <table:table-cell table:style-name="Default" office:value-type="string" calcext:value-type="string">
            <text:p>погр., Дж/К/кг</text:p>
          </table:table-cell>
        </table:table-row>
        <table:table-row table:style-name="ro1">
          <table:table-cell office:value-type="string" calcext:value-type="string">
            <text:p>Алюминий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294.2" calcext:value-type="float">
            <text:p>294.2</text:p>
          </table:table-cell>
          <table:table-cell table:formula="of:=0.29*17.3*2*18.31*0.00428*(1/[.B2]-1/[.B$5])/(1+0.00428*23)*1000000000/[.D2]" office:value-type="float" office:value="938.979725632942" calcext:value-type="float">
            <text:p>939</text:p>
          </table:table-cell>
          <table:table-cell table:formula="of:=(([.C2]/[.B2]^2-[.C$5]/[.B$5]^2)/(1/[.B2]-1/[.B$5])+1/29)*[.E2]" office:value-type="float" office:value="39.7255184632154" calcext:value-type="float">
            <text:p>40</text:p>
          </table:table-cell>
        </table:table-row>
        <table:table-row table:style-name="ro1">
          <table:table-cell office:value-type="string" calcext:value-type="string">
            <text:p>Железо</text:p>
          </table:table-cell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815.1" calcext:value-type="float">
            <text:p>815.1</text:p>
          </table:table-cell>
          <table:table-cell table:formula="of:=0.29*17.3*2*18.31*0.00428*(1/[.B3]-1/[.B$5])/(1+0.00428*23)*1000000000/[.D3]" office:value-type="float" office:value="495.273128222411" calcext:value-type="float">
            <text:p>495</text:p>
          </table:table-cell>
          <table:table-cell table:formula="of:=(([.C3]/[.B3]^2-[.C$5]/[.B$5]^2)/(1/[.B3]-1/[.B$5])+1/29)*[.E3]" office:value-type="float" office:value="18.75393583931" calcext:value-type="float">
            <text:p>19</text:p>
          </table:table-cell>
        </table:table-row>
        <table:table-row table:style-name="ro1">
          <table:table-cell office:value-type="string" calcext:value-type="string">
            <text:p>Латунь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875.5" calcext:value-type="float">
            <text:p>875.5</text:p>
          </table:table-cell>
          <table:table-cell table:formula="of:=0.29*17.3*2*18.31*0.00428*(1/[.B4]-1/[.B$5])/(1+0.00428*23)*1000000000/[.D4]" office:value-type="float" office:value="418.859951939603" calcext:value-type="float">
            <text:p>419</text:p>
          </table:table-cell>
          <table:table-cell table:formula="of:=(([.C4]/[.B4]^2-[.C$5]/[.B$5]^2)/(1/[.B4]-1/[.B$5])+1/29)*[.E4]" office:value-type="float" office:value="15.7247223815976" calcext:value-type="float">
            <text:p>16</text:p>
          </table:table-cell>
        </table:table-row>
        <table:table-row table:style-name="ro1">
          <table:table-cell office:value-type="string" calcext:value-type="string">
            <text:p>Калориметр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0:41:18.318393978</meta:creation-date>
    <meta:generator>LibreOffice/6.4.7.2$Linux_X86_64 LibreOffice_project/40$Build-2</meta:generator>
    <dc:date>2022-02-23T13:27:21.411856384</dc:date>
    <meta:editing-duration>PT51M21S</meta:editing-duration>
    <meta:editing-cycles>1</meta:editing-cycles>
    <meta:document-statistic meta:table-count="1" meta:cell-count="27" meta:object-count="0"/>
  </office:meta>
</office:document-meta>
</file>